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Arial1" svg:font-family="Arial" style:font-family-generic="swiss"/>
    <style:font-face style:name="Calibri1" svg:font-family="Calibri" style:font-pitch="variable"/>
    <style:font-face style:name="Consolas" svg:font-family="Consolas"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line-height="100%" fo:padding="0in" fo:border="none"/>
      <style:text-properties style:font-name="Cambria" fo:font-size="16pt" fo:font-weight="bold" style:font-name-asian="Cambria1" style:font-size-asian="16pt" style:font-weight-asian="bold" style:font-name-complex="Cambria1" style:font-size-complex="16pt"/>
    </style:style>
    <style:style style:name="P2" style:family="paragraph" style:parent-style-name="Standard" style:master-page-name="Standard">
      <style:paragraph-properties fo:margin-top="0in" fo:margin-bottom="0in" loext:contextual-spacing="false" fo:line-height="100%" fo:text-align="justify" style:justify-single-word="false" style:page-number="1" fo:padding="0in" fo:border="none"/>
    </style:style>
    <style:style style:name="P3" style:family="paragraph" style:parent-style-name="Standard">
      <style:paragraph-properties fo:margin-left="0.25in" fo:margin-right="0in" fo:margin-top="0in" fo:margin-bottom="0in" loext:contextual-spacing="false" fo:line-height="100%" fo:text-indent="0in" style:auto-text-indent="false" fo:padding="0in" fo:border="none"/>
    </style:style>
    <style:style style:name="P4" style:family="paragraph" style:parent-style-name="Standard">
      <style:paragraph-properties fo:margin-left="0.25in" fo:margin-right="0in" fo:margin-top="0in" fo:margin-bottom="0in" loext:contextual-spacing="false" fo:line-height="100%" fo:text-indent="0in" style:auto-text-indent="false" fo:padding="0in" fo:border="none"/>
    </style:style>
    <style:style style:name="P5" style:family="paragraph" style:parent-style-name="Standard">
      <style:paragraph-properties fo:margin-left="0.5in" fo:margin-right="0in" fo:margin-top="0in" fo:margin-bottom="0in" loext:contextual-spacing="false" fo:line-height="100%" fo:text-indent="0in" style:auto-text-indent="false" fo:padding="0in" fo:border="none"/>
    </style:style>
    <style:style style:name="P6" style:family="paragraph" style:parent-style-name="Standard">
      <style:paragraph-properties fo:margin-left="0.5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7"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8" style:family="paragraph" style:parent-style-name="Standard">
      <style:paragraph-properties fo:margin-left="0in" fo:margin-right="0in" fo:margin-top="0in" fo:margin-bottom="0in" loext:contextual-spacing="false" fo:line-height="100%" fo:text-indent="0in" style:auto-text-indent="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Standard">
      <style:paragraph-properties fo:margin-left="0in" fo:margin-right="0in" fo:margin-top="0in" fo:margin-bottom="0in" loext:contextual-spacing="false" fo:line-height="115%" fo:text-indent="0in" style:auto-text-indent="false" fo:padding="0in" fo:border="none"/>
    </style:style>
    <style:style style:name="P10"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11"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Courier New" style:font-name-asian="Courier New1" style:font-name-complex="Courier New1"/>
    </style:style>
    <style:style style:name="P12" style:family="paragraph" style:parent-style-name="Standard" style:master-page-name="Converted1">
      <style:paragraph-properties fo:margin-left="0in" fo:margin-right="0in" fo:margin-top="0in" fo:margin-bottom="0in" loext:contextual-spacing="false" fo:line-height="115%" fo:text-indent="0in" style:auto-text-indent="false" style:page-number="auto" fo:padding="0in" fo:border="none"/>
    </style:style>
    <style:style style:name="P13" style:family="paragraph" style:parent-style-name="Standard">
      <style:paragraph-properties fo:margin-left="0in" fo:margin-right="0in" fo:margin-top="0in" fo:margin-bottom="0.139in" loext:contextual-spacing="false" fo:line-height="115%" fo:text-align="center" style:justify-single-word="false" fo:text-indent="0in" style:auto-text-indent="false" fo:padding="0in" fo:border="none">
        <style:tab-stops>
          <style:tab-stop style:position="3.0689in" style:type="center"/>
          <style:tab-stop style:position="6.1374in" style:type="right"/>
        </style:tab-stops>
      </style:paragraph-properties>
    </style:style>
    <style:style style:name="P14" style:family="paragraph" style:parent-style-name="Standard">
      <style:paragraph-properties fo:margin-left="0in" fo:margin-right="0in" fo:margin-top="0in" fo:margin-bottom="0.139in" loext:contextual-spacing="false" fo:line-height="115%" fo:text-indent="0in" style:auto-text-indent="false" fo:padding="0in" fo:border="none">
        <style:tab-stops>
          <style:tab-stop style:position="3.0689in" style:type="center"/>
          <style:tab-stop style:position="6.1374in" style:type="right"/>
        </style:tab-stops>
      </style:paragraph-properties>
    </style:style>
    <style:style style:name="P15"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0.4307in"/>
          <style:tab-stop style:position="3in" style:type="center"/>
        </style:tab-stops>
      </style:paragraph-properties>
    </style:style>
    <style:style style:name="P16"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1.0346in"/>
        </style:tab-stops>
      </style:paragraph-properties>
    </style:style>
    <style:style style:name="P17" style:family="paragraph" style:parent-style-name="Standard" style:master-page-name="Converted2">
      <style:paragraph-properties fo:margin-left="0in" fo:margin-right="0in" fo:margin-top="0in" fo:margin-bottom="0.139in" loext:contextual-spacing="false" fo:line-height="115%" fo:text-indent="0in" style:auto-text-indent="false" style:page-number="auto" fo:padding="0in" fo:border="none"/>
    </style:style>
    <style:style style:name="P18" style:family="paragraph" style:parent-style-name="Standard" style:list-style-name="WWNum1">
      <style:paragraph-properties fo:margin-left="0.1972in" fo:margin-right="0in" fo:margin-top="0in" fo:margin-bottom="0in" loext:contextual-spacing="false" fo:line-height="100%" fo:text-indent="-0.1972in" style:auto-text-indent="false" fo:padding="0in" fo:border="none"/>
    </style:style>
    <style:style style:name="P19" style:family="paragraph" style:parent-style-name="Standard">
      <style:paragraph-properties fo:margin-left="0.1972in" fo:margin-right="0in" fo:margin-top="0in" fo:margin-bottom="0in" loext:contextual-spacing="false" fo:line-height="100%" fo:text-indent="0in" style:auto-text-indent="false" fo:padding="0in" fo:border="none"/>
    </style:style>
    <style:style style:name="P20"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1"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22"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23"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24"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Heading_20_2">
      <style:paragraph-properties fo:margin-top="0.1665in" fo:margin-bottom="0.0417in" loext:contextual-spacing="false" fo:line-height="100%" fo:padding="0in" fo:border="none"/>
    </style:style>
    <style:style style:name="P27" style:family="paragraph" style:parent-style-name="Heading_20_2">
      <style:paragraph-properties fo:margin-top="0.25in" fo:margin-bottom="0in" loext:contextual-spacing="false" fo:line-height="100%" fo:padding="0in" fo:border="none"/>
    </style:style>
    <style:style style:name="P28" style:family="paragraph" style:parent-style-name="Heading_20_3">
      <style:paragraph-properties fo:margin-top="0.1665in" fo:margin-bottom="0.0417in" loext:contextual-spacing="false" fo:line-height="100%" fo:padding="0in" fo:border="none"/>
    </style:style>
    <style:style style:name="P29" style:family="paragraph">
      <style:paragraph-properties fo:margin-top="0in" fo:margin-bottom="0in" fo:line-height="100%" fo:text-align="center"/>
    </style:style>
    <style:style style:name="P30" style:family="paragraph">
      <loext:graphic-properties draw:fill="solid" draw:fill-color="#cfe2f3"/>
      <style:paragraph-properties fo:margin-top="0in" fo:margin-bottom="0in" fo:line-height="100%" fo:text-align="center"/>
    </style:style>
    <style:style style:name="P31" style:family="paragraph">
      <loext:graphic-properties draw:fill="solid" draw:fill-color="#f9cb9c"/>
      <style:paragraph-properties fo:margin-top="0in" fo:margin-bottom="0in" fo:line-height="100%" fo:text-align="center"/>
    </style:style>
    <style:style style:name="P32" style:family="paragraph">
      <loext:graphic-properties draw:fill="solid" draw:fill-color="#45818e"/>
      <style:paragraph-properties fo:margin-top="0in" fo:margin-bottom="0in" fo:line-height="100%" fo:text-align="center"/>
    </style:style>
    <style:style style:name="P33" style:family="paragraph">
      <loext:graphic-properties draw:fill="none"/>
      <style:paragraph-properties fo:text-align="start"/>
    </style:style>
    <style:style style:name="P34" style:family="paragraph">
      <loext:graphic-properties draw:fill="none"/>
      <style:paragraph-properties fo:margin-top="0in" fo:margin-bottom="0in" fo:line-height="100%" fo:text-align="center"/>
    </style:style>
    <style:style style:name="P35" style:family="paragraph">
      <loext:graphic-properties draw:fill="solid" draw:fill-color="#a0a0a0"/>
      <style:paragraph-properties fo:text-align="center"/>
    </style:style>
    <style:style style:name="T1" style:family="text">
      <style:text-properties style:font-name="Arial" fo:font-size="12pt" fo:font-weight="bold" style:font-name-asian="Arial2" style:font-size-asian="12pt" style:font-weight-asian="bold" style:font-name-complex="Arial2" style:font-size-complex="12pt"/>
    </style:style>
    <style:style style:name="T2" style:family="text">
      <style:text-properties style:font-name="Arial" fo:font-size="12pt" style:font-name-asian="Arial2" style:font-size-asian="12pt" style:font-name-complex="Arial2" style:font-size-complex="12pt"/>
    </style:style>
    <style:style style:name="T3" style:family="text">
      <style:text-properties style:font-name="Arial" fo:font-size="14pt" style:font-name-asian="Arial2" style:font-size-asian="14pt" style:font-name-complex="Arial2" style:font-size-complex="14pt"/>
    </style:style>
    <style:style style:name="T4" style:family="text">
      <style:text-properties style:font-name="Arial" style:font-name-asian="Arial2" style:font-name-complex="Arial2"/>
    </style:style>
    <style:style style:name="T5" style:family="text">
      <style:text-properties style:font-name="Arial" fo:font-size="10pt" style:font-name-asian="Arial2" style:font-size-asian="10pt" style:font-name-complex="Arial2" style:font-size-complex="10pt"/>
    </style:style>
    <style:style style:name="T6" style:family="text">
      <style:text-properties fo:color="#1155cc" style:font-name="Arial" style:text-underline-style="solid" style:text-underline-width="auto" style:text-underline-color="font-color" style:font-name-asian="Arial2" style:font-name-complex="Arial2"/>
    </style:style>
    <style:style style:name="T7" style:family="text">
      <style:text-properties style:text-position="0% 100%"/>
    </style:style>
    <style:style style:name="T8" style:family="text">
      <style:text-properties style:text-position="0% 100%" style:font-name="Arial" fo:font-size="14pt" style:font-name-asian="Arial2" style:font-size-asian="14pt" style:font-name-complex="Arial2" style:font-size-complex="14pt"/>
    </style:style>
    <style:style style:name="T9" style:family="text">
      <style:text-properties style:text-position="0% 100%" style:font-name="Arial" style:font-name-asian="Arial2" style:font-name-complex="Arial2"/>
    </style:style>
    <style:style style:name="T10" style:family="text">
      <style:text-properties style:text-position="0% 100%" style:font-name="Arial" fo:font-style="italic" style:text-underline-style="solid" style:text-underline-width="auto" style:text-underline-color="font-color" style:font-name-asian="Arial2" style:font-style-asian="italic" style:font-name-complex="Arial2"/>
    </style:style>
    <style:style style:name="T11" style:family="text">
      <style:text-properties style:text-position="0% 100%" style:font-name="Arial" fo:font-style="italic" style:font-name-asian="Arial2" style:font-style-asian="italic" style:font-name-complex="Arial2"/>
    </style:style>
    <style:style style:name="T12" style:family="text">
      <style:text-properties style:text-position="0% 100%" style:font-name="Arial" style:text-underline-style="solid" style:text-underline-width="auto" style:text-underline-color="font-color" style:font-name-asian="Arial2" style:font-name-complex="Arial2"/>
    </style:style>
    <style:style style:name="T13" style:family="text">
      <style:text-properties style:text-position="0% 100%" style:font-name="Arial" fo:font-weight="bold" style:font-name-asian="Arial2" style:font-weight-asian="bold" style:font-name-complex="Arial2"/>
    </style:style>
    <style:style style:name="T14" style:family="text">
      <style:text-properties style:text-position="0% 100%" style:font-name="Arial" fo:font-size="12pt" style:font-name-asian="Arial2" style:font-size-asian="12pt" style:font-name-complex="Arial2" style:font-size-complex="12pt"/>
    </style:style>
    <style:style style:name="T15" style:family="text">
      <style:text-properties style:text-position="0% 100%" style:font-name="Arial" fo:font-size="10pt" style:font-name-asian="Arial2" style:font-size-asian="10pt" style:font-name-complex="Arial2" style:font-size-complex="10pt"/>
    </style:style>
    <style:style style:name="T16" style:family="text">
      <style:text-properties style:text-position="0% 100%" style:font-name="Courier New" style:font-name-asian="Courier New1" style:font-name-complex="Courier New1"/>
    </style:style>
    <style:style style:name="T17" style:family="text">
      <style:text-properties style:text-position="0% 100%" style:font-name="Courier New" fo:font-size="10pt" style:font-name-asian="Courier New1" style:font-size-asian="10pt" style:font-name-complex="Courier New1" style:font-size-complex="10pt"/>
    </style:style>
    <style:style style:name="T18" style:family="text">
      <style:text-properties style:text-position="0% 100%" style:font-name="Courier New" fo:font-weight="bold" style:font-name-asian="Courier New1" style:font-weight-asian="bold" style:font-name-complex="Courier New1"/>
    </style:style>
    <style:style style:name="T19" style:family="text">
      <style:text-properties style:text-position="0% 100%" style:font-name="Calibri" fo:font-size="10pt" style:font-name-asian="Calibri2" style:font-size-asian="10pt" style:font-name-complex="Calibri2" style:font-size-complex="10pt"/>
    </style:style>
    <style:style style:name="T20" style:family="text">
      <style:text-properties style:text-position="0% 100%" style:font-name="Calibri" fo:font-size="10pt" fo:font-weight="bold" style:font-name-asian="Calibri2" style:font-size-asian="10pt" style:font-weight-asian="bold" style:font-name-complex="Calibri2" style:font-size-complex="10pt"/>
    </style:style>
    <style:style style:name="T21" style:family="text">
      <style:text-properties style:text-position="super 58%"/>
    </style:style>
    <style:style style:name="T22" style:family="text">
      <style:text-properties fo:color="#0000ff" style:text-position="0% 100%" style:text-underline-style="solid" style:text-underline-width="auto" style:text-underline-color="font-color"/>
    </style:style>
    <style:style style:name="T23" style:family="text">
      <style:text-properties fo:color="#0000ff" style:text-position="0% 100%" style:font-name="Calibri" fo:font-size="10pt" style:text-underline-style="solid" style:text-underline-width="auto" style:text-underline-color="font-color" style:font-name-asian="Calibri2" style:font-size-asian="10pt" style:font-name-complex="Calibri2" style:font-size-complex="10pt"/>
    </style:style>
    <style:style style:name="T24" style:family="text">
      <style:text-properties fo:color="#000000" style:text-position="0% 100%" style:font-name="Arial" style:font-name-asian="Arial2" style:font-name-complex="Arial2"/>
    </style:style>
    <style:style style:name="T25" style:family="text">
      <style:text-properties style:font-name="Courier New" style:font-name-asian="Courier New1" style:font-name-complex="Courier New1"/>
    </style:style>
    <style:style style:name="T26" style:family="text">
      <style:text-properties fo:color="#002060" style:text-position="0% 100%" style:font-name="Courier New" style:font-name-asian="Courier New1" style:font-name-complex="Courier New1"/>
    </style:style>
    <style:style style:name="T27"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09in" svg:stroke-color="#000000" draw:stroke-linejoin="round" draw:fill="solid" draw:fill-color="#cfe2f3" draw:textarea-vertical-align="middle" draw:auto-grow-height="false" draw:fit-to-size="false" fo:min-height="0.2839in" fo:min-width="1.1016in" fo:padding-top="0.1in" fo:padding-bottom="0.1in" fo:padding-left="0.1in" fo:padding-right="0.1in" fo:wrap-option="wrap" style:run-through="foreground"/>
    </style:style>
    <style:style style:name="gr3" style:family="graphic">
      <style:graphic-properties draw:stroke="solid" svg:stroke-width="0.0209in" svg:stroke-color="#000000" draw:stroke-linejoin="round" draw:fill="solid" draw:fill-color="#f9cb9c" draw:textarea-vertical-align="middle" draw:auto-grow-height="false" draw:fit-to-size="false" fo:min-height="0.5945in" fo:min-width="0.9957in" fo:padding-top="0.1in" fo:padding-bottom="0.1in" fo:padding-left="0.1in" fo:padding-right="0.1in" fo:wrap-option="wrap" style:run-through="foreground"/>
    </style:style>
    <style:style style:name="gr4" style:family="graphic">
      <style:graphic-properties draw:stroke="none" svg:stroke-width="0in" draw:fill="solid" draw:fill-color="#45818e" draw:textarea-vertical-align="middle" draw:auto-grow-height="false" draw:fit-to-size="false" fo:min-height="0.3299in" fo:min-width="1.1752in" fo:padding-top="0.1in" fo:padding-bottom="0.1in" fo:padding-left="0.1in" fo:padding-right="0.1in" fo:wrap-option="wrap" style:run-through="foreground"/>
    </style:style>
    <style:style style:name="gr5"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2846in" fo:min-width="0.5339in" fo:padding-top="0.1in" fo:padding-bottom="0.1in" fo:padding-left="0.1in" fo:padding-right="0.1in" fo:wrap-option="wrap" style:run-through="foreground"/>
    </style:style>
    <style:style style:name="gr6"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3661in" fo:min-width="0.6898in" fo:padding-top="0.1in" fo:padding-bottom="0.1in" fo:padding-left="0.1in" fo:padding-right="0.1in" fo:wrap-option="wrap" style:run-through="foreground"/>
    </style:style>
    <style:style style:name="gr7"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in" fo:min-width="0.5598in" fo:padding-top="0.1in" fo:padding-bottom="0.1in" fo:padding-left="0.1in" fo:padding-right="0.1in" fo:wrap-option="wrap" style:run-through="foreground"/>
    </style:style>
    <style:style style:name="gr8" style:family="graphic">
      <style:graphic-properties draw:stroke="solid" svg:stroke-width="0.0209in" svg:stroke-color="#000000" draw:stroke-linejoin="round" draw:fill="solid" draw:fill-color="#cfe2f3" draw:textarea-vertical-align="middle" draw:auto-grow-height="false" draw:fit-to-size="false" fo:min-height="0.2898in" fo:min-width="1.2583in" fo:padding-top="0.1in" fo:padding-bottom="0.1in" fo:padding-left="0.1in" fo:padding-right="0.1in" fo:wrap-option="wrap" style:run-through="foreground"/>
    </style:style>
    <style:style style:name="gr9" style:family="graphic">
      <style:graphic-properties draw:stroke="solid" svg:stroke-width="0.0209in" svg:stroke-color="#000000" draw:stroke-linejoin="round" draw:fill="solid" draw:fill-color="#f9cb9c" draw:textarea-vertical-align="middle" draw:auto-grow-height="false" draw:fit-to-size="false" fo:min-height="0.5654in" fo:min-width="0.8665in" fo:padding-top="0.1in" fo:padding-bottom="0.1in" fo:padding-left="0.1in" fo:padding-right="0.1in" fo:wrap-option="wrap" style:run-through="foreground"/>
    </style:style>
    <style:style style:name="gr10"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in" fo:min-width="1.1638in" fo:padding-top="0.1in" fo:padding-bottom="0.1in" fo:padding-left="0.1in" fo:padding-right="0.1in" fo:wrap-option="wrap" style:run-through="foreground"/>
    </style:style>
    <style:style style:name="gr11"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in" fo:min-width="1.1272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0445in" fo:min-width="0.9756in" fo:padding-top="0.1in" fo:padding-bottom="0.1in" fo:padding-left="0.1in" fo:padding-right="0.1in" fo:wrap-option="wrap" style:run-through="foreground"/>
    </style:style>
    <style:style style:name="gr13" style:family="graphic">
      <style:graphic-properties draw:stroke="none" svg:stroke-width="0in" draw:fill="solid" draw:fill-color="#a0a0a0" draw:textarea-horizontal-align="center" draw:textarea-vertical-align="top" fo:margin-left="0.1252in" fo:margin-right="0.1252in" fo:margin-top="0in" fo:margin-bottom="0.139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djj4p1s6aioy" text:style-name="Index_20_Link" text:visited-style-name="Index_20_Link"><text:span text:style-name="T6">Functores</text:span></text:a></text:p>
          <text:p text:style-name="P3"><text:a xlink:type="simple" xlink:href="#_jrramlpesmjw" text:style-name="Index_20_Link" text:visited-style-name="Index_20_Link"><text:span text:style-name="T6">La caja: una metáfora útil</text:span></text:a></text:p>
          <text:p text:style-name="P3"><text:a xlink:type="simple" xlink:href="#_rw4fsedr5xc" text:style-name="Index_20_Link" text:visited-style-name="Index_20_Link"><text:span text:style-name="T6">IO: Entrada y Salida#</text:span></text:a></text:p>
          <text:p text:style-name="P3"><text:a xlink:type="simple" xlink:href="#_uubgoabw0o0a" text:style-name="Index_20_Link" text:visited-style-name="Index_20_Link"><text:span text:style-name="T6">Separando una solución en partes con y sin efecto</text:span></text:a></text:p>
          <text:p text:style-name="P5"><text:a xlink:type="simple" xlink:href="#_pfq0ouv8a54w" text:style-name="Index_20_Link" text:visited-style-name="Index_20_Link"><text:span text:style-name="T6">do, &lt;-</text:span></text:a></text:p>
          <text:p text:style-name="P5"><text:a xlink:type="simple" xlink:href="#_72j87d43lq7g" text:style-name="Index_20_Link" text:visited-style-name="Index_20_Link"><text:span text:style-name="T6">&lt;- vs. let</text:span></text:a></text:p>
          <text:p text:style-name="P5"><text:a xlink:type="simple" xlink:href="#_r4mtktrdy9my" text:style-name="Index_20_Link" text:visited-style-name="Index_20_Link"><text:span text:style-name="T6">return</text:span></text:a></text:p>
          <text:p text:style-name="P3"><text:a xlink:type="simple" xlink:href="#_ukxnyfyrq8m8" text:style-name="Index_20_Link" text:visited-style-name="Index_20_Link"><text:span text:style-name="T6">IO como functor</text:span></text:a></text:p>
          <text:p text:style-name="P3"><text:a xlink:type="simple" xlink:href="#_xdapaj4iqfq" text:style-name="Index_20_Link" text:visited-style-name="Index_20_Link"><text:span text:style-name="T6">Uso de fmap</text:span></text:a></text:p>
        </text:index-body>
      </text:table-of-content>
      <text:p text:style-name="P1"/>
      <text:p text:style-name="P26"><text:bookmark text:name="_djj4p1s6aioy"/><text:span text:style-name="T8">Functores</text:span></text:p>
      <text:p text:style-name="P7"><text:span text:style-name="T9">La clase Functor de Haskell se define de esta manera</text:span></text:p>
      <text:p text:style-name="P7"/>
      <text:p text:style-name="P7"><text:span text:style-name="T16">class Functor f where</text:span></text:p>
      <text:p text:style-name="P7"><text:span text:style-name="T16"><text:s text:c="4"/>fmap :: (a -&gt; b) -&gt; (f a -&gt; f b)</text:span></text:p>
      <text:p text:style-name="P7"/>
      <text:p text:style-name="P7"><text:span text:style-name="T9">Cualquier tipo T puede ser instancia de Functor si puede satisfacer fmap</text:span><text:span text:style-name="T9"><text:note text:id="ftn1" text:note-class="footnote"><text:note-citation>1</text:note-citation><text:note-body><text:p text:style-name="P12"><text:span text:style-name="T21"/><text:span text:style-name="T19"> De hecho, todo functor debe satisfacer:</text:span></text:p><text:p text:style-name="P9"><text:span text:style-name="T20">Ley de la Identidad</text:span><text:span text:style-name="T19">: fmap id === id (mapear la función identidad no debe tener ningún efecto)</text:span></text:p><text:p text:style-name="P9"><text:span text:style-name="T20">Ley distributiva de la composición</text:span><text:span text:style-name="T19">: fmap f . fmap g === fmap (f . g) </text:span></text:p></text:note-body></text:note></text:span><text:span text:style-name="T9">. De hecho, hemos conocido dos tipos que cumplen esta propiedad:</text:span></text:p>
      <text:p text:style-name="P7"><text:span text:style-name="T16">map :: (a -&gt; b) -&gt; [a] -&gt; [b]<text:tab/><text:tab/><text:tab/></text:span><text:span text:style-name="T7">las listas</text:span></text:p>
      <text:p text:style-name="P7"><text:span text:style-name="T16">mmap :: (a -&gt; b) -&gt; Maybe a -&gt; Maybe b<text:tab/><text:tab/></text:span><text:span text:style-name="T7">los Maybe</text:span></text:p>
      <text:p text:style-name="P7"><text:soft-page-break/></text:p>
      <text:p text:style-name="P7"><text:span text:style-name="T9">¿Qué kind tiene Functor?</text:span></text:p>
      <text:p text:style-name="P7"><text:span text:style-name="T16">:i Functor</text:span></text:p>
      <text:p text:style-name="P7"><text:span text:style-name="T16">-- constructor class with arity * -&gt; * <text:s/></text:span></text:p>
      <text:p text:style-name="P7"/>
      <text:p text:style-name="P7"><text:span text:style-name="T9">Por supuesto, el mismo que Maybe y que las listas. Necesita un tipo para poder construir a su vez otro. <text:s/>Los functores representan cosas que pueden transformarse/mapearse (por eso definen el fmap como único requisito de su interfaz).</text:span></text:p>
      <text:p text:style-name="P7"/>
      <text:p text:style-name="P7"><text:span text:style-name="T9">Y si nos fijamos en el Prelude:</text:span></text:p>
      <text:p text:style-name="P7"><text:span text:style-name="T16">instance Functor Maybe where</text:span></text:p>
      <text:p text:style-name="P7"><text:span text:style-name="T16"><text:s text:c="4"/>fmap f Nothing <text:s/>= Nothing</text:span></text:p>
      <text:p text:style-name="P7"><text:span text:style-name="T16"><text:s text:c="4"/>fmap f (Just x) = Just (f x)</text:span></text:p>
      <text:p text:style-name="P7"/>
      <text:p text:style-name="P7"><text:span text:style-name="T9">o sea, la definición de fmap no es otra cosa que nuestra definición de mmap del módulo 9:</text:span></text:p>
      <text:p text:style-name="P7"><text:span text:style-name="T16">mmap f Nothing <text:s/>= Nothing</text:span></text:p>
      <text:p text:style-name="P7"><text:span text:style-name="T16">mmap f (Just x) = Just (f x)</text:span></text:p>
      <text:p text:style-name="P7"/>
      <text:p text:style-name="P7"><text:span text:style-name="T9">Y tenemos la definición de fmap para listas:</text:span></text:p>
      <text:p text:style-name="P7"><text:span text:style-name="T16">instance Functor [] where</text:span></text:p>
      <text:p text:style-name="P7"><text:span text:style-name="T16"><text:s text:c="4"/>fmap = map</text:span></text:p>
      <text:p text:style-name="P7"/>
      <text:p text:style-name="P7"><text:span text:style-name="T9">Por eso podemos usar el fmap tanto para listas como para maybes:</text:span></text:p>
      <text:p text:style-name="P7"><text:soft-page-break/><text:span text:style-name="T16">&gt; fmap (^4) [3,2]</text:span></text:p>
      <text:p text:style-name="P7"><text:span text:style-name="T16">[81,16] <text:s/></text:span></text:p>
      <text:p text:style-name="P7"/>
      <text:p text:style-name="P7"><text:span text:style-name="T16">&gt; fmap (* 8) $ Just 2</text:span></text:p>
      <text:p text:style-name="P7"><text:span text:style-name="T16">Just 16</text:span></text:p>
      <text:p text:style-name="P7"/>
      <text:p text:style-name="P7"><text:span text:style-name="T9">¿Qué ganamos conociendo al functor?</text:span></text:p>
      <text:p text:style-name="P7"><text:span text:style-name="T9">Antes teníamos dos funciones: map y mmap, ahora usamos la misma función fmap y usamos polimórficamente dos tipos distintos.</text:span></text:p>
      <text:p text:style-name="P7"/>
      <text:p text:style-name="P7"><text:span text:style-name="T10">Para pensar</text:span><text:span text:style-name="T12">:</text:span><text:span text:style-name="T4"> </text:span><text:span text:style-name="T9">¿Podemos definir al tipo String como un Functor? </text:span></text:p>
      <text:p text:style-name="P7"><text:span text:style-name="T9">No, ¿cuál es el kind de String y cuál el de Functor? </text:span></text:p>
      <text:p text:style-name="P7"><text:span text:style-name="T9">El kind de String es *, el de Functor * -&gt; * …</text:span></text:p>
      <text:p text:style-name="P7"><text:span text:style-name="T9">Definir en nuestro .hs</text:span></text:p>
      <text:p text:style-name="P7"><text:span text:style-name="T9">instance Functor Int where (...)</text:span></text:p>
      <text:p text:style-name="P10"/>
      <text:p text:style-name="P7"><text:span text:style-name="T9">nos lleva a la misma explicación por parte de Haskell:</text:span></text:p>
      <text:p text:style-name="P7"><text:span text:style-name="T16">ERROR "D:\Program Files\Hugs98\lib\PDP_clase7.hs":160 - Kind error in class constraint</text:span></text:p>
      <text:p text:style-name="P7"><text:span text:style-name="T16">*** constructor <text:s text:c="3"/>: Int</text:span></text:p>
      <text:p text:style-name="P7"><text:span text:style-name="T16">*** kind <text:s text:c="10"/>: *</text:span></text:p>
      <text:p text:style-name="P7"><text:span text:style-name="T16">*** does not match : * -&gt; * <text:s text:c="2"/></text:span></text:p>
      <text:p text:style-name="P7"/>
      <text:p text:style-name="P7"><text:soft-page-break/><text:span text:style-name="T9">¿De qué tipo es <text:s/>fmap (*2)?</text:span></text:p>
      <text:p text:style-name="P7"><text:span text:style-name="T16">fmap (*2) :: (Num a, Functor f) =&gt; f a -&gt; f a </text:span></text:p>
      <text:p text:style-name="P7"/>
      <text:p text:style-name="P7"><text:span text:style-name="T9">Para más información véase:</text:span></text:p>
      <text:list xml:id="list1602428554594201992" text:style-name="WWNum1">
        <text:list-item>
          <text:p text:style-name="P18"><text:a xlink:type="simple" xlink:href="http://learnyouahaskell.com/making-our-own-types-and-typeclasses#the-functor-typeclass" text:style-name="Internet_20_link" text:visited-style-name="Visited_20_Internet_20_Link"><text:span text:style-name="T22">http://learnyouahaskell.com/making-our-own-types-and-typeclasses#the-functor-typeclass</text:span></text:a><text:span text:style-name="T7"> </text:span></text:p>
        </text:list-item>
        <text:list-item>
          <text:p text:style-name="P18"><text:a xlink:type="simple" xlink:href="http://stackoverflow.com/questions/2030863/in-functional-programming-what-is-a-functor" text:style-name="Internet_20_link" text:visited-style-name="Visited_20_Internet_20_Link"><text:span text:style-name="T22">http://stackoverflow.com/questions/2030863/in-functional-programming-what-is-a-functor</text:span></text:a></text:p>
        </text:list-item>
        <text:list-item>
          <text:p text:style-name="P18"><text:a xlink:type="simple" xlink:href="http://www.seas.upenn.edu/~cis194/static/2010-10-25-slides.pdf" text:style-name="Internet_20_link" text:visited-style-name="Visited_20_Internet_20_Link"><text:span text:style-name="T22">http://www.seas.upenn.edu/~cis194/static/2010-10-25-slides.pdf</text:span></text:a></text:p>
        </text:list-item>
      </text:list>
      <text:p text:style-name="P19"><text:a xlink:type="simple" xlink:href="http://www.seas.upenn.edu/~cis194/static/2010-10-25-slides.pdf" text:style-name="Internet_20_link" text:visited-style-name="Visited_20_Internet_20_Link"/></text:p>
      <text:p text:style-name="P26"><text:bookmark text:name="_jrramlpesmjw"/><text:span text:style-name="T3">La caja: una metáfora útil</text:span> </text:p>
      <text:p text:style-name="P7"><text:span text:style-name="T9">Podríamos pensar al Functor f donde f es una caja. Entonces revisando la definición de fmap:</text:span></text:p>
      <text:p text:style-name="P7"><text:span text:style-name="T17">fmap :: (a -&gt; b) -&gt; (f a -&gt; f b)</text:span></text:p>
      <text:p text:style-name="P7"/>
      <text:p text:style-name="P7"><text:span text:style-name="T9">esto puede leerse como “recibimos una función que va de a en b” y “una caja de a” y termina devolviendo “una caja de b”.</text:span></text:p>
      <text:p text:style-name="P7"/>
      <text:p text:style-name="P7"><draw:g text:anchor-type="as-char" svg:y="0in" draw:z-index="0" draw:style-name="gr1"><draw:custom-shape draw:name="Shape 8" draw:style-name="gr2" draw:text-style-name="P30" svg:width="1.8406in" svg:height="0.6843in" svg:x="0in" svg:y="0in"><text:p text:style-name="P29"><text:span text:style-name="T27">a -&gt; b</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3" draw:text-style-name="P31" svg:width="1.4606in" svg:height="1.0587in" svg:x="0.2252in" svg:y="0.9972in"><text:p text:style-name="P29"><text:span text:style-name="T27">a</text:span></text:p><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aximum="100000" draw:handle-range-y-minimum="0"/></draw:enhanced-geometry></draw:custom-shape><draw:custom-shape draw:name="Shape 10" draw:style-name="gr4" draw:text-style-name="P32" svg:width="1.3748in" svg:height="0.5295in" svg:x="2.5756in" svg:y="0.5638in"><text:p text:style-name="P29"><text:span text:style-name="T28">fma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3" draw:text-style-name="P31" svg:width="1.4606in" svg:height="1.0587in" svg:x="4.6854in" svg:y="0.2339in"><text:p text:style-name="P29"><text:span text:style-name="T27">b</text:span></text:p><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aximum="100000" draw:handle-range-y-minimum="0"/></draw:enhanced-geometry></draw:custom-shape><draw:custom-shape draw:style-name="gr5" draw:text-style-name="P33" svg:width="0.7343in" svg:height="0.485in" svg:x="1.8409in" svg:y="0.3425in"><text:p/><draw:enhanced-geometry draw:mirror-horizontal="false" draw:mirror-vertical="false" svg:viewBox="0 0 21600 21600" draw:type="mso-spt32" draw:enhanced-path="M 0 0 L 21600 21600 N"/></draw:custom-shape><draw:custom-shape draw:style-name="gr6" draw:text-style-name="P33" svg:width="0.8898in" svg:height="0.5661in" draw:transform="rotate (-3.14159265358979) translate (2.57430555555556in 1.39513888888889in)"><text:p/><draw:enhanced-geometry draw:mirror-horizontal="true" draw:mirror-vertical="false" svg:viewBox="0 0 21600 21600" draw:type="mso-spt32" draw:enhanced-path="M 0 0 L 21600 21600 N"/></draw:custom-shape><draw:custom-shape draw:style-name="gr7" draw:text-style-name="P33" svg:width="0.7598in" svg:height="0.0449in" svg:x="3.9252in" svg:y="0.85in"><text:p/><draw:enhanced-geometry draw:mirror-horizontal="false" draw:mirror-vertical="false" svg:viewBox="0 0 21600 21600" draw:type="mso-spt32" draw:enhanced-path="M 0 0 L 21600 21600 N"/></draw:custom-shape></draw:g></text:p>
      <text:p text:style-name="P7"/>
      <text:p text:style-name="P7"/>
      <text:p text:style-name="P26"><text:bookmark text:name="_rw4fsedr5xc"/><text:span text:style-name="T8">IO: Entrada y Salida</text:span><text:span text:style-name="T8"><text:note text:id="ftn2" text:note-class="footnote"><text:note-citation>2</text:note-citation><text:note-body><text:p text:style-name="P17"><text:span text:style-name="T21"/><text:span text:style-name="T19"> El mejor material de referencia para el lector es el siguiente artículo: </text:span><text:a xlink:type="simple" xlink:href="http://learnyouahaskell.com/input-and-output" text:style-name="Internet_20_link" text:visited-style-name="Visited_20_Internet_20_Link"><text:span text:style-name="T23">http://learnyouahaskell.com/input-and-output</text:span></text:a><text:span text:style-name="T19">. También puede verse </text:span><text:a xlink:type="simple" xlink:href="http://book.realworldhaskell.org/read/io.html" text:style-name="Internet_20_link" text:visited-style-name="Visited_20_Internet_20_Link"><text:span text:style-name="T23">http://book.realworldhaskell.org/read/io.html</text:span></text:a><text:span text:style-name="T19"> </text:span></text:p></text:note-body></text:note></text:span></text:p>
      <text:p text:style-name="P7"><text:span text:style-name="T24">El siguiente bien pudo haber sido el primer ejemplo del curso de Haskell:</text:span></text:p>
      <text:p text:style-name="P11"/>
      <text:p text:style-name="P7"><text:span text:style-name="T16">&gt;putStrLn "Hola mundo"</text:span></text:p>
      <text:p text:style-name="P7"><text:soft-page-break/><text:span text:style-name="T16">Hola mundo</text:span></text:p>
      <text:p text:style-name="P7"/>
      <text:p text:style-name="P7"><text:span text:style-name="T9">Claro, pero esta instrucción que pareciera tan ingenua, esconde conceptos que no son tan triviales de explicar. Para comenzar, ¿cuál es el dominio e imagen de putStrLn?</text:span></text:p>
      <text:p text:style-name="P7"><text:span text:style-name="T16">putStrLn :: </text:span><text:span text:style-name="T26">String -&gt; IO ()</text:span></text:p>
      <text:p text:style-name="P7"/>
      <text:p text:style-name="P7"><text:span text:style-name="T9">Espera un String y devuelve… un IO (), esto se lee como una </text:span></text:p>
      <text:p text:style-name="P7"><text:span text:style-name="T9">“acción de Entrada/Salida” <text:s/></text:span><text:span text:style-name="T4">=&gt; </text:span><text:span text:style-name="T9">IO</text:span></text:p>
      <text:p text:style-name="P7"><text:span text:style-name="T9">“ de ningún tipo asociado” <text:s/></text:span><text:span text:style-name="T4">=&gt;</text:span><text:span text:style-name="T9"> () –equivalente al void de Java o C-</text:span></text:p>
      <text:p text:style-name="P10"/>
      <text:p text:style-name="P7"><text:span text:style-name="T9">Al ejecutarse una acción de I/O esto producirá efectos colaterales…</text:span><text:span text:style-name="T4"> </text:span><text:span text:style-name="T9">¿Cómo? </text:span></text:p>
      <text:p text:style-name="P7"><text:span text:style-name="T9">Pensemos en una función que permita que un usuario ingrese un conjunto de caracteres por el teclado: getLine. Si getLine devuelve un String, entonces no puede ser una función “en el sentido matemático”: podría devolver “hola” y “mundo” <text:s/>en diferentes momentos.</text:span></text:p>
      <text:p text:style-name="P10"/>
      <text:p text:style-name="P7"><text:span text:style-name="T9">Por ese motivo, getLine no devuelve un String, sino un IO de tipo String. Volviendo al ejemplo de las cajas, getLine devuelve una caja que sabemos que adentro tendrá un string.</text:span></text:p>
      <text:p text:style-name="P10"/>
      <text:p text:style-name="P27"><text:bookmark text:name="_uubgoabw0o0a"/><text:span text:style-name="T3">Separando una solución en partes con y sin efecto</text:span></text:p>
      <text:p text:style-name="P7"><text:span text:style-name="T13">Ejercicio</text:span><text:span text:style-name="T9">: pedir al usuario que ingrese su nombre para luego sacar sus iniciales.</text:span></text:p>
      <text:p text:style-name="P7"/>
      <text:p text:style-name="P7"><text:span text:style-name="T16">iniciales :: String -&gt; String</text:span></text:p>
      <text:p text:style-name="P7"><text:span text:style-name="T16">iniciales = map head . words</text:span></text:p>
      <text:p text:style-name="P7"/>
      <text:p text:style-name="P7"><text:span text:style-name="T16">mainIniciales = do</text:span></text:p>
      <text:p text:style-name="P7"><text:soft-page-break/><text:span text:style-name="T16"><text:s text:c="3"/>putStrLn "Por favor ingrese su nombre completo: "</text:span></text:p>
      <text:p text:style-name="P7"><text:span text:style-name="T16"><text:s text:c="3"/>nombreCompleto &lt;- getLine</text:span></text:p>
      <text:p text:style-name="P7"><text:span text:style-name="T16"><text:s text:c="3"/>putStrLn $ (++) "Sus iniciales son " <text:s/>$ iniciales nombreCompleto</text:span></text:p>
      <text:p text:style-name="P7"/>
      <text:p text:style-name="P7"><text:span text:style-name="T9">Evaluamos el ejemplo:</text:span></text:p>
      <text:p text:style-name="P7"><text:span text:style-name="T16">&gt; mainIniciales</text:span></text:p>
      <text:p text:style-name="P7"><text:span text:style-name="T16">Por favor ingrese su nombre completo:</text:span></text:p>
      <text:p text:style-name="P7"><text:span text:style-name="T16">Fernando Esteban Dodino</text:span></text:p>
      <text:p text:style-name="P7"><text:span text:style-name="T16">Sus iniciales son FED</text:span></text:p>
      <text:p text:style-name="P7"/>
      <text:p text:style-name="P7"><text:span text:style-name="T9">Fíjense que Haskell permite aislar funciones </text:span><text:span text:style-name="T11">puras</text:span><text:span text:style-name="T9"> (sin efecto colateral) e </text:span><text:span text:style-name="T11">impuras</text:span><text:span text:style-name="T9"> (con efecto colateral):</text:span></text:p>
      <text:list xml:id="list4627180430006730797" text:style-name="WWNum2">
        <text:list-item>
          <text:p text:style-name="P20"><text:span text:style-name="T9">mainIniciales necesita tener efecto colateral dado que el input varía cada vez que le pido al usuario que ingrese su nombre</text:span></text:p>
        </text:list-item>
        <text:list-item>
          <text:p text:style-name="P20"><text:span text:style-name="T9">pero la función iniciales no necesita tener efecto colateral: trabaja cómodamente con Strings y puede asegurar que siempre que ingrese “Quique Wolff” me devolverá “QW”</text:span></text:p>
        </text:list-item>
      </text:list>
      <text:p text:style-name="P10"/>
      <text:p text:style-name="P7"><text:span text:style-name="T9">Esto ocurre muchas veces en la industria: hay partes de un sistema donde queremos tener efecto colateral y partes en las que no, es interesante notar que el contrato mismo de la función mainIniciales nos está indicando que va a tener efecto colateral:</text:span></text:p>
      <text:p text:style-name="P10"/>
      <text:p text:style-name="P7"><text:span text:style-name="T16">&gt; :t mainIniciales</text:span></text:p>
      <text:p text:style-name="P7"><text:span text:style-name="T16">mainIniciales :: IO ()</text:span><text:span text:style-name="T7"> <text:s text:c="6"/></text:span><text:span text:style-name="T4">&lt;=</text:span><text:span text:style-name="T9"> acción de Input/Output (tiene efecto)</text:span></text:p>
      <text:p text:style-name="P7"/>
      <text:p text:style-name="P7"><text:span text:style-name="T9">Algo que no es posible lograr del mismo modo en objetos, incluso en lenguajes con chequeo estático, porque el paradigma de objetos deja abierta la posibilidad de que cualquier método tenga efecto colateral.</text:span></text:p>
      <text:p text:style-name="P28"><text:bookmark text:name="_pfq0ouv8a54w"/><text:span text:style-name="T14">do, &lt;-</text:span></text:p>
      <text:p text:style-name="P7"><text:soft-page-break/><text:span text:style-name="T9">Vamos a aclarar un poco detalles de la implementación de mainIniciales:</text:span></text:p>
      <text:p text:style-name="P7"/>
      <text:p text:style-name="P7"><text:span text:style-name="T16">mainIniciales = do</text:span></text:p>
      <text:p text:style-name="P7"><text:span text:style-name="T16"><text:s text:c="3"/>putStrLn "Por favor ingrese su nombre completo: "</text:span></text:p>
      <text:p text:style-name="P7"><text:span text:style-name="T16"><text:s text:c="3"/>nombreCompleto &lt;- getLine</text:span></text:p>
      <text:p text:style-name="P7"><text:span text:style-name="T16"><text:s text:c="3"/>putStrLn $ (++) "Sus iniciales son " <text:s/>$ iniciales nombreCompleto</text:span></text:p>
      <text:p text:style-name="P7"/>
      <text:list xml:id="list893810070215075308" text:style-name="WWNum4">
        <text:list-item>
          <text:p text:style-name="P21"><text:span text:style-name="T9">La sentencia do permite agrupar un conjunto de acciones (en este caso, de I/O). La indentación no es casual, es importante para Haskell.</text:span></text:p>
        </text:list-item>
        <text:list-item>
          <text:p text:style-name="P21"><text:span text:style-name="T9">Cada una de estas acciones puede retornar o no algo. En particular, nos interesa saber qué nos devuelve getLine. </text:span></text:p>
        </text:list-item>
        <text:list-item>
          <text:p text:style-name="P21"><text:span text:style-name="T9">Dijimos anteriormente que getLine devuelve un IO String, o sea una caja con un string adentro. <text:s/>¿Qué ocurre en la línea nombreCompleto &lt;- getLine?</text:span><text:span text:style-name="T4"> </text:span><text:span text:style-name="T9">bueno, no estamos asignando el resultado de getLine, dado que no existe ese concepto</text:span><text:span text:style-name="T4"> </text:span><text:span text:style-name="T9">dentro</text:span><text:span text:style-name="T4"> </text:span><text:span text:style-name="T9">del paradigma. Lo que sí hay es un “binding”, que consiste en sacar de la caja lo que devolvió el getLine.</text:span><text:span text:style-name="T4"> </text:span><text:span text:style-name="T9">Como getLine es un IO String, nombreCompleto contendrá un String (lo que está adentro de la caja). <text:s/>Entonces sí puedo enviarle un String a la función iniciales (no puedo mandarle un IO String, porque iniciales espera un String para devolver otro String).</text:span></text:p>
        </text:list-item>
      </text:list>
      <text:p text:style-name="P7"/>
      <text:p text:style-name="P28"><text:bookmark text:name="_72j87d43lq7g"/><text:span text:style-name="T14">&lt;- vs. let</text:span></text:p>
      <text:p text:style-name="P7"><text:span text:style-name="T9">Es posible utilizar bindings de dos maneras:</text:span></text:p>
      <text:list xml:id="list566088210706190350" text:style-name="WWNum5">
        <text:list-item>
          <text:p text:style-name="P22"><text:span text:style-name="T9">variable &lt;- expresión. Si la expresión devuelve un tipo S a, la variable es de tipo a y se bindea con el contenido de la caja</text:span></text:p>
        </text:list-item>
        <text:list-item>
          <text:p text:style-name="P22"><text:span text:style-name="T9">let variable <text:s/>= expresión. La expresión devuelve un tipo a, la variable obviamente es de tipo a y se bindea con el resultado de la expresión.</text:span></text:p>
        </text:list-item>
      </text:list>
      <text:p text:style-name="P10"/>
      <text:p text:style-name="P7"><text:span text:style-name="T9">En el anterior ejemplo, podríamos obtener las iniciales del nombre completo en un paso previo:</text:span></text:p>
      <text:p text:style-name="P7"><text:span text:style-name="T16">mainIniciales = do</text:span></text:p>
      <text:p text:style-name="P7"><text:span text:style-name="T16"><text:s text:c="3"/>putStrLn "Por favor ingrese su nombre completo: "</text:span></text:p>
      <text:p text:style-name="P7"><text:span text:style-name="T16"><text:s text:c="3"/>nombreCompleto &lt;- getLine</text:span></text:p>
      <text:p text:style-name="P7"><text:span text:style-name="T18"><text:s text:c="3"/>let inicialNombre = iniciales nombreCompleto</text:span></text:p>
      <text:p text:style-name="P7"><text:soft-page-break/><text:span text:style-name="T16"><text:s text:c="3"/>putStrLn $ (++) "Sus iniciales son " inicialNombre</text:span></text:p>
      <text:p text:style-name="P28"><text:bookmark text:name="_r4mtktrdy9my"/><text:span text:style-name="T14">return</text:span></text:p>
      <text:p text:style-name="P7"><text:span text:style-name="T9">De la misma manera que &lt;- permite sacar el contenido de lo que está en una caja, la sintaxis return permite hacer lo contrario:</text:span></text:p>
      <text:p text:style-name="P10"/>
      <text:p text:style-name="P7"><draw:g text:anchor-type="as-char" svg:y="0in" draw:z-index="1" draw:style-name="gr1"><draw:custom-shape draw:name="Shape 2" draw:style-name="gr8" draw:text-style-name="P30" svg:width="1.4579in" svg:height="0.4894in" svg:x="0in" svg:y="0.3189in"><text:p text:style-name="P29"><text:span text:style-name="T29">St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9" draw:text-style-name="P31" svg:width="1.3217in" svg:height="1.0197in" svg:x="3.0638in" svg:y="0.0535in"><text:p text:style-name="P29"><text:span text:style-name="T29">String</text:span></text:p><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aximum="100000" draw:handle-range-y-minimum="0"/></draw:enhanced-geometry></draw:custom-shape><draw:custom-shape draw:style-name="gr10" draw:text-style-name="P33" svg:width="1.3642in" svg:height="0.0012in" svg:x="1.5839in" svg:y="0.3827in"><text:p/><draw:enhanced-geometry draw:mirror-horizontal="false" draw:mirror-vertical="false" svg:viewBox="0 0 21600 21600" draw:type="mso-spt32" draw:enhanced-path="M 0 0 L 21600 21600 N"/></draw:custom-shape><draw:custom-shape draw:style-name="gr11" draw:text-style-name="P33" svg:width="1.3276in" svg:height="0.0012in" draw:transform="rotate (-3.14159265358979) translate (2.93333333333333in 0.670138888888889in)"><text:p/><draw:enhanced-geometry draw:mirror-horizontal="false" draw:mirror-vertical="false" svg:viewBox="0 0 21600 21600" draw:type="mso-spt32" draw:enhanced-path="M 0 0 L 21600 21600 N"/></draw:custom-shape><draw:custom-shape draw:name="Shape 6" draw:style-name="gr12" draw:text-style-name="P34" svg:width="1.1752in" svg:height="0.2441in" svg:x="1.6783in" svg:y="0in"><text:p text:style-name="P29"><text:span text:style-name="T29">retur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12" draw:text-style-name="P34" svg:width="1.1752in" svg:height="0.2441in" svg:x="1.6736in" svg:y="0.6382in"><text:p text:style-name="P29"><text:span text:style-name="T29">d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0"/>
      <text:p text:style-name="P7"><text:span text:style-name="T9">La palabra return suele llevar a confusiones para quienes venimos de lenguajes imperativos: no corta el flujo de ejecución del programa, sino que permite tomar un valor de tipo a y llevarlo a algo de tipo S a.</text:span></text:p>
      <text:p text:style-name="P10"/>
      <text:p text:style-name="P7"><text:span text:style-name="T9">En particular, </text:span></text:p>
      <text:p text:style-name="P7"><text:span text:style-name="T16">&gt;:t return </text:span><text:span text:style-name="T7">"</text:span><text:span text:style-name="T16">hola</text:span><text:span text:style-name="T7">"</text:span></text:p>
      <text:p text:style-name="P7"><text:span text:style-name="T9">es del tipo S [Char] o S String (en Haskell, S es una mónada, pero por el momento vamos a prescindir de ingresar en este mundo)</text:span></text:p>
      <text:p text:style-name="P10"/>
      <text:p text:style-name="P7"><text:span text:style-name="T9">Un ejemplo rápido que muestra la diferencia entre el return de C/Java y el de Haskell:</text:span></text:p>
      <text:p text:style-name="P8"><text:span text:style-name="T16">nameReturn = do putStr "What is your first name? "</text:span></text:p>
      <text:p text:style-name="P8"><text:span text:style-name="T16"><text:s text:c="16"/>first &lt;- getLine</text:span></text:p>
      <text:p text:style-name="P8"><text:span text:style-name="T16"><text:s text:c="16"/>putStr "And your last name? "</text:span></text:p>
      <text:p text:style-name="P8"><text:span text:style-name="T16"><text:s text:c="16"/>last &lt;- getLine <text:s/></text:span></text:p>
      <text:p text:style-name="P8"><text:span text:style-name="T16"><text:s text:c="16"/>let fullName = first++" "++last</text:span></text:p>
      <text:p text:style-name="P8"><text:span text:style-name="T16"><text:s text:c="16"/>putStrLn ("Pleased to meet you, "++fullName++"!")</text:span></text:p>
      <text:p text:style-name="P8"><text:span text:style-name="T16"><text:s text:c="16"/>return fullName</text:span></text:p>
      <text:p text:style-name="P7"/>
      <text:p text:style-name="P8"><text:soft-page-break/><text:span text:style-name="T16">nameReturn' = do putStr "What is your first name? "</text:span></text:p>
      <text:p text:style-name="P8"><text:span text:style-name="T16"><text:s text:c="17"/>first &lt;- getLine</text:span></text:p>
      <text:p text:style-name="P8"><text:span text:style-name="T16"><text:s text:c="17"/>putStr "And your last name? "</text:span></text:p>
      <text:p text:style-name="P8"><text:span text:style-name="T16"><text:s text:c="17"/>last &lt;- getLine</text:span></text:p>
      <text:p text:style-name="P8"><text:span text:style-name="T16"><text:s text:c="17"/>let fullName = first++" "++last</text:span></text:p>
      <text:p text:style-name="P8"><text:span text:style-name="T16"><text:s text:c="17"/>putStrLn ("Pleased to meet you, "++fullName++"!")</text:span></text:p>
      <text:p text:style-name="P8"><text:span text:style-name="T16"><text:s text:c="17"/>return fullName</text:span></text:p>
      <text:p text:style-name="P8"><text:span text:style-name="T16"><text:s text:c="17"/>putStrLn "I am not finished yet!"</text:span></text:p>
      <text:p text:style-name="P7"/>
      <text:p text:style-name="P7"><text:span text:style-name="T9">Evaluamos nameReturn:</text:span></text:p>
      <text:p text:style-name="P7"><text:span text:style-name="T16">Main&gt; nameReturn</text:span></text:p>
      <text:p text:style-name="P7"><text:span text:style-name="T16">What is your first name? Fernando</text:span></text:p>
      <text:p text:style-name="P7"><text:span text:style-name="T16">And your last name? Dodino</text:span></text:p>
      <text:p text:style-name="P7"><text:span text:style-name="T16">Pleased to meet you, Fernando Dodino!</text:span></text:p>
      <text:p text:style-name="P7"/>
      <text:p text:style-name="P7"><text:span text:style-name="T9">Y ahora nameReturn’:</text:span></text:p>
      <text:p text:style-name="P7"><text:span text:style-name="T16">Main&gt; nameReturn'</text:span></text:p>
      <text:p text:style-name="P7"><text:span text:style-name="T16">What is your first name? Fernando</text:span></text:p>
      <text:p text:style-name="P7"><text:span text:style-name="T16">And your last name? Dodino</text:span></text:p>
      <text:p text:style-name="P7"><text:span text:style-name="T16">Pleased to meet you, Fernando Dodino!</text:span></text:p>
      <text:p text:style-name="P7"><text:span text:style-name="T16">I am not finished yet! <text:s/></text:span></text:p>
      <text:p text:style-name="P7"><text:soft-page-break/></text:p>
      <text:list xml:id="list7755779754543246726" text:style-name="WWNum3">
        <text:list-item>
          <text:p text:style-name="P23"><text:span text:style-name="T9">La línea “I am not finished yet!” se imprime, eso comprueba que return no es una instrucción que retorna el flujo a la función original. En el caso de la función nameReturn’, la línea return fullName no tiene efecto, dado que no se bindea contra ninguna variable.</text:span></text:p>
        </text:list-item>
      </text:list>
      <text:p text:style-name="P6"/>
      <text:list xml:id="list121822734542414" text:continue-numbering="true" text:style-name="WWNum3">
        <text:list-item>
          <text:p text:style-name="P23"><text:span text:style-name="T9">Si le preguntamos a Haskell, ¡los tipos de nameReturn y nameReturn’ son diferentes! </text:span></text:p>
        </text:list-item>
      </text:list>
      <text:p text:style-name="P7"/>
      <text:p text:style-name="P7"><text:span text:style-name="T16">nameReturn :: IO [Char] <text:s text:c="3"/></text:span><text:span text:style-name="T7">vs.</text:span><text:span text:style-name="T16"> nameReturn' :: IO () <text:s/></text:span></text:p>
      <text:p text:style-name="P7"/>
      <text:p text:style-name="P7"><text:span text:style-name="T9">Esto tiene que ver con la última línea de la secuencia de acciones: en el primer ejemplo es un return, entonces si fullName es un String, return fullName devuelve un IO String. En cambio en nameReturn’, la última acción es un putStrLn que es un IO ()…</text:span></text:p>
      <text:p text:style-name="P26"><text:bookmark text:name="_ukxnyfyrq8m8"/><text:span text:style-name="T8">IO como functor </text:span></text:p>
      <text:p text:style-name="P7"><text:span text:style-name="T9">IO, al igual que Maybe y las listas, es un fuctor. Definimos entonces fmap:</text:span></text:p>
      <text:p text:style-name="P7"/>
      <text:p text:style-name="P7"><text:span text:style-name="T9">Recordemos que fmap tiene este tipo:</text:span></text:p>
      <text:p text:style-name="P7"><text:span text:style-name="T16">fmap :: Functor a =&gt; (b -&gt; c) -&gt; a b -&gt; a c <text:s/></text:span></text:p>
      <text:p text:style-name="P7"/>
      <text:p text:style-name="P7"><text:span text:style-name="T9">Entonces, necesitamos pasarle una función a una acción IO, lo que devuelve es una acción de IO.</text:span></text:p>
      <text:p text:style-name="P10"/>
      <text:p text:style-name="P7"><text:span text:style-name="T16">instance Functor IO where  </text:span></text:p>
      <text:p text:style-name="P7"><text:span text:style-name="T16">fmap f action = do  </text:span></text:p>
      <text:p text:style-name="P7"><text:span text:style-name="T16"><text:s text:c="3"/>result &lt;- action  </text:span></text:p>
      <text:p text:style-name="P7"><text:span text:style-name="T16"><text:s text:c="3"/>return (f result) </text:span></text:p>
      <text:p text:style-name="P26"><text:bookmark text:name="_xdapaj4iqfq"/><text:span text:style-name="T8">Uso de fmap</text:span></text:p>
      <text:p text:style-name="P7"><text:soft-page-break/><text:span text:style-name="T9">Volviendo al ejemplo de las iniciales:</text:span></text:p>
      <text:p text:style-name="P7"><text:span text:style-name="T16">mainIniciales = do</text:span></text:p>
      <text:p text:style-name="P7"><text:span text:style-name="T16"><text:s text:c="3"/>putStrLn "Por favor ingrese su nombre completo: "</text:span></text:p>
      <text:p text:style-name="P7"><text:span text:style-name="T16"><text:s text:c="3"/>nombreCompleto &lt;- getLine</text:span></text:p>
      <text:p text:style-name="P7"><text:span text:style-name="T16"><text:s text:c="3"/>let inicialNombre = iniciales nombreCompleto</text:span></text:p>
      <text:p text:style-name="P7"><text:span text:style-name="T16"><text:s text:c="3"/>putStrLn $ (++) "Sus iniciales son " inicialNombre</text:span></text:p>
      <text:p text:style-name="P7"/>
      <text:p text:style-name="P7"><text:span text:style-name="T9">Podemos reescribirlo utilizando fmap:</text:span></text:p>
      <text:p text:style-name="P7"><text:span text:style-name="T16">mainIniciales' = do</text:span></text:p>
      <text:p text:style-name="P7"><text:span text:style-name="T16"><text:s text:c="3"/>putStrLn "Por favor ingrese su nombre completo: "</text:span></text:p>
      <text:p text:style-name="P7"><text:span text:style-name="T16"><text:s text:c="3"/>inicialNombre &lt;- fmap iniciales getLine</text:span></text:p>
      <text:p text:style-name="P7"><text:span text:style-name="T16"><text:s text:c="3"/>putStrLn $ (++) "Sus iniciales son " inicialNombre</text:span></text:p>
      <text:p text:style-name="P7"/>
      <text:p text:style-name="P7"><text:span text:style-name="T9">Claro, necesitamos utilizarlo en el contexto de una acción de IO, dado que fmap devuelve una acción IO. Entonces lo bindeamos contra inicialNombre para sacarlo de la caja y transformarlo a un String. El resto es historia conocida.</text:span></text:p>
      <text:p text:style-name="P10"/>
      <text:p text:style-name="P7"><text:span text:style-name="T9">Queda para el módulo 11:</text:span></text:p>
      <text:list xml:id="list3542455862178071636" text:style-name="WWNum6">
        <text:list-item>
          <text:p text:style-name="P24"><text:span text:style-name="T9">Intro a mónadas.</text:span></text:p>
        </text:list-item>
        <text:list-item>
          <text:p text:style-name="P24"><text:span text:style-name="T9">Ejemplo de bind</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Arial1" svg:font-family="Arial" style:font-family-generic="swiss"/>
    <style:font-face style:name="Calibri1" svg:font-family="Calibri" style:font-pitch="variable"/>
    <style:font-face style:name="Consolas" svg:font-family="Consolas"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zh" style:country-asian="CN" style:font-name-complex="Calibri2" style:font-size-complex="11pt" style:language-complex="hi" style:country-complex="IN"/>
    </style:default-style>
    <style:default-style style:family="paragraph">
      <style:paragraph-properties fo:margin-top="0in" fo:margin-bottom="0.139in" loext:contextual-spacing="false" fo:line-height="115%"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position="0% 100%"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0" style:display-name="ListLabel 2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2875in" fo:margin-left="-0.075in" fo:margin-top="0in" fo:margin-bottom="0in" table:align="left"/>
    </style:style>
    <style:style style:name="Table1.A" style:family="table-column">
      <style:table-column-properties style:column-width="5.0299in"/>
    </style:style>
    <style:style style:name="Table1.B" style:family="table-column">
      <style:table-column-properties style:column-width="1.2569in"/>
    </style:style>
    <style:style style:name="Table1.1" style:family="table-row">
      <style:table-row-properties style:min-row-height="0.5in" fo:keep-together="auto"/>
    </style:style>
    <style:style style:name="Table1.A1" style:family="table-cell">
      <style:table-cell-properties style:vertical-align="" fo:padding-left="0.075in" fo:padding-right="0.075in" fo:padding-top="0in" fo:padding-bottom="0in" fo:border="none"/>
    </style:style>
    <style:style style:name="MP1" style:family="paragraph" style:parent-style-name="Standard">
      <style:paragraph-properties fo:margin-left="0in" fo:margin-right="0in" fo:margin-top="0in" fo:margin-bottom="0.139in" loext:contextual-spacing="false" fo:line-height="115%" fo:text-align="center" style:justify-single-word="false" fo:text-indent="0in" style:auto-text-indent="false" fo:padding="0in" fo:border="none">
        <style:tab-stops>
          <style:tab-stop style:position="3.0689in" style:type="center"/>
          <style:tab-stop style:position="6.1374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0.4307in"/>
          <style:tab-stop style:position="3in" style:type="center"/>
        </style:tab-stops>
      </style:paragraph-properties>
    </style:style>
    <style:style style:name="MP5"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1.0346in"/>
        </style:tab-stops>
      </style:paragraph-properties>
    </style:style>
    <style:style style:name="MP6" style:family="paragraph" style:parent-style-name="Standard">
      <style:paragraph-properties fo:margin-left="0in" fo:margin-right="0in" fo:margin-top="0in" fo:margin-bottom="0.139in" loext:contextual-spacing="false" fo:line-height="115%" fo:text-indent="0in" style:auto-text-indent="false" fo:padding="0in" fo:border="none">
        <style:tab-stops>
          <style:tab-stop style:position="3.0689in" style:type="center"/>
          <style:tab-stop style:position="6.1374in" style:type="right"/>
        </style:tab-stops>
      </style:paragraph-properties>
    </style:style>
    <style:style style:name="MT1" style:family="text">
      <style:text-properties style:font-name="Arial" fo:font-size="10pt" style:font-name-asian="Arial2" style:font-size-asian="10pt" style:font-name-complex="Arial2" style:font-size-complex="10pt"/>
    </style:style>
    <style:style style:name="MT2" style:family="text">
      <style:text-properties style:text-position="0% 100%" style:font-name="Arial" fo:font-size="10pt" style:font-name-asian="Arial2" style:font-size-asian="10pt" style:font-name-complex="Arial2"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139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in" fo:margin-bottom="0.5in" fo:margin-left="1.1811in" fo:margin-right="1.1811in" fo:background-color="#ffffff"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Funcional </text:span><text:span text:style-name="MT2">– Módulo 10: Functores</text:span><text:span text:style-name="MT1">. Entrada/Salida. Trabajo con bindings.</text:span><text:span text:style-name="MT1"><draw:rect text:anchor-type="as-char" svg:y="0in" draw:z-index="12" draw:style-name="Mgr1" draw:text-style-name="MP2" svg:width="0.0012in" svg:height="0.0213in"><text:p/></draw:rect></text:span></text:p>
      </style:header>
      <style:footer>
        <text:p text:style-name="MP3"/>
        <table:table table:name="Table1" table:style-name="Table1">
          <table:table-column table:style-name="Table1.A"/>
          <table:table-column table:style-name="Table1.B"/>
          <table:table-row table:style-name="Table1.1">
            <table:table-cell table:style-name="Table1.A1" office:value-type="string">
              <text:p text:style-name="MP4"/>
            </table:table-cell>
            <table:table-cell table:style-name="Table1.A1" office:value-type="string">
              <text:p text:style-name="MP5"><text:page-number text:select-page="current">11</text:page-number></text:p>
            </table:table-cell>
          </table:table-row>
        </table:table>
        <text:p text:style-name="MP6"/>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1" meta:paragraph-count="179" meta:word-count="1730" meta:character-count="10340" meta:non-whitespace-character-count="8440"/>
    <meta:generator>LibreOfficeDev/5.1.0.3$Linux_X86_64 LibreOffice_project/</meta:generator>
  </office:meta>
</office:document-meta>
</file>